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501cm" fo:margin-right="0cm" fo:text-indent="0cm" style:auto-text-indent="false"/>
      <style:text-properties fo:font-style="italic" style:font-style-asian="italic" style:font-style-complex="italic"/>
    </style:style>
    <style:style style:name="P2" style:family="paragraph" style:parent-style-name="Text_20_body">
      <style:paragraph-properties fo:margin-left="2.501cm" fo:margin-right="0cm" fo:text-indent="0cm" style:auto-text-indent="false"/>
      <style:text-properties fo:font-style="italic" fo:font-weight="normal" style:font-style-asian="italic" style:font-weight-asian="normal" style:font-style-complex="italic" style:font-weight-complex="normal"/>
    </style:style>
    <style:style style:name="P3" style:family="paragraph" style:parent-style-name="Text_20_body">
      <style:paragraph-properties fo:margin-left="0cm" fo:margin-right="0cm" fo:text-indent="0cm" style:auto-text-indent="false"/>
      <style:text-properties fo:font-style="italic" style:font-style-asian="italic" style:font-style-complex="italic"/>
    </style:style>
    <style:style style:name="P4" style:family="paragraph" style:parent-style-name="Text_20_body">
      <style:paragraph-properties fo:margin-left="0cm" fo:margin-right="0cm" fo:text-indent="0cm" style:auto-text-indent="false"/>
      <style:text-properties fo:font-style="normal" style:font-style-asian="normal" style:font-style-complex="normal"/>
    </style:style>
    <style:style style:name="P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Átfogó terv egy web-es szervezet/tag nyilvántartási együttműködési/csoportmunka/szavazási rendszerről</text:h>
      <text:h text:style-name="Heading_20_2" text:outline-level="2">Koncepció</text:h>
      <text:p text:style-name="Text_20_body">Cél a különböző csoportok együttműködésének informatikai támogatása: szervezet és tag nyilvántartás, kommunikáció. Dokumentum, fájl nyilvántartás. Csoportmunka támogatás, projekt menedzsment, szavazások, közvélemény kutatások lebonyolítása.</text:p>
      <text:p text:style-name="Text_20_body">Több szintű fa szerkezetbe rendezett szervezet nyilvántartás. A szervezeteken belül ugyancsak több szintű fa szerkezetben projektek lehetnek, ezekben pedig szintén fa szerkezetben témakörök. A szervezetekben projekteken felül álló témakörök is lehetnek. A szervezetekhez keresletek/kinálatok is tartoznak.</text:p>
      <text:p text:style-name="Text_20_body">A szervezeteknek, projekteknek és témaköröknek is lehetnek tisztségei (ezekhez jogkörök tartoznak), tisztségviselői és tagjai. Megadhatók a tagság és tisztség „öröklési szabályok is” (pld. egy adott szervezet tagjai automatikusan tagjai az altszervezeteknek is, a szervezet ügyvezetője automatikusan rendelkezik az altszervezet adatira írási joggal stb...)</text:p>
      <text:p text:style-name="Text_20_body">A témakörökhöz blog, facebook szerű üzenőfal, fájl tároló és szavazási rendszer tartozik. A projektekben lehetnek témakörök felett álló blogok, üzenőfal, fájl tároló és szavazások is. A szervezeti egységekben lehetnek projektek felett álló blogok, üzenőfal, fájl tároló és szavazások is</text:p>
      <text:p text:style-name="Text_20_body">A projektmenedzsment részeként műveleti sorrendek alakíthatóak ki, feladatok adhatók meg, felelősök és határidők jelölhetőek ki, követhető a munkák elvégzésének folyamata. Müveleti sorrendek, feladatok témakör vagy projekt szinten lehetnek. Erőforrás allokáció támogatása.</text:p>
      <text:p text:style-name="Text_20_body">A felsőbb szinteken a kezelő döntése szerint vagy csak az adott szint (szervezet, projekt, témakör) adatait láthatja kezelheti, vagy az összes alsóbb szintű adatot is (amennyiben a hozzáférés számára engedélyezett).</text:p>
      <text:p text:style-name="Text_20_body">Lehetőség szerint a rendszer minden szintjén megvalósul a közvetlen demokrácia, azaz a felhasználók mindenhol (szervezetek, szervezeti egységek, tisztségek, témakörök stb....) javaslatot tehetnek új elem felvitelére, meglévő modosítására, törlésére. Ezek a javaslatok automatikusan szavazásokat indítanak.</text:p>
      <text:h text:style-name="Heading_20_2" text:outline-level="2">A rendszer fő adatstruktúrája</text:h>
      <text:p text:style-name="Text_20_body"/>
      <text:p text:style-name="Text_20_body">Szervezetek</text:p>
      <text:p text:style-name="Text_20_body"><text:tab/>Szervezetek </text:p>
      <text:p text:style-name="Text_20_body"><text:tab/>Projektek</text:p>
      <text:p text:style-name="Text_20_body"><text:tab/>Témakörök</text:p>
      <text:p text:style-name="Text_20_body"><text:tab/>Tisztségek </text:p>
      <text:p text:style-name="Text_20_body"><text:tab/>Tagok</text:p>
      <text:p text:style-name="Text_20_body"><text:tab/>Erőforrások (projekt azonositóra is hivatkozhat)</text:p>
      <text:p text:style-name="Text_20_body"><text:tab/>Tisztségviselők</text:p>
      <text:p text:style-name="Text_20_body"><text:tab/>Cimkék</text:p>
      <text:p text:style-name="Text_20_body"><text:tab/>Blog</text:p>
      <text:p text:style-name="Text_20_body"><text:tab/>Üzenőfal</text:p>
      <text:p text:style-name="Text_20_body"><text:soft-page-break/><text:tab/>Szavazások</text:p>
      <text:p text:style-name="Text_20_body"><text:tab/>Események</text:p>
      <text:p text:style-name="Text_20_body"><text:tab/>Keresletek-kinálatok <text:s/>(projekt azonositóra hivazkozik)</text:p>
      <text:p text:style-name="Text_20_body"><text:tab/>Dokumentumok, fileok </text:p>
      <text:p text:style-name="P1">(spec könyvtár tipusok: alapdokumentumok, határozatok,fénykép album, videó album, link jegyzék, program kódok stb)</text:p>
      <text:p text:style-name="Text_20_body"/>
      <text:p text:style-name="P1">A szervezetek hiarechikus fa szerkezetbe rendezettek (tehát alszervezetek is tartozhatnak hozzá), ezen kívül címkékkel is elláthatóak. Minden szervezetnek lehetnek tisztségei, tagjai, tisztségviselői. Minden szervezethez tartozik egy blog, üzenőfal. Tartozhatnak hozzá szavazások, dokumentumok, projektek, témakörök. Szervezet <text:s/>lehet a „fő szervezeti fában”, de lehet egy projekthez tartozóan is.</text:p>
      <text:p text:style-name="Text_20_body"/>
      <text:p text:style-name="Text_20_body">Projektek <text:s/>(termékek)</text:p>
      <text:p text:style-name="Text_20_body"><text:tab/>Projektek </text:p>
      <text:p text:style-name="Text_20_body"><text:tab/>Szervezetek</text:p>
      <text:p text:style-name="Text_20_body"><text:tab/>Témakörök</text:p>
      <text:p text:style-name="Text_20_body"><text:tab/>Tisztségviselők</text:p>
      <text:p text:style-name="Text_20_body"><text:tab/>Tagok</text:p>
      <text:p text:style-name="Text_20_body"><text:tab/>Erőforrások</text:p>
      <text:p text:style-name="Text_20_body"><text:tab/>Tisztségviselők</text:p>
      <text:p text:style-name="Text_20_body"><text:tab/>Cimkék</text:p>
      <text:p text:style-name="Text_20_body"><text:tab/>Blog</text:p>
      <text:p text:style-name="Text_20_body"><text:tab/>Üzenőfal</text:p>
      <text:p text:style-name="Text_20_body"><text:tab/>Szavazások</text:p>
      <text:p text:style-name="Text_20_body"><text:tab/>Események</text:p>
      <text:p text:style-name="Text_20_body"><text:tab/>Müveleti sorrendek</text:p>
      <text:p text:style-name="Text_20_body"><text:tab/>Feladatok</text:p>
      <text:p text:style-name="Text_20_body"><text:tab/>Dokumentumok, fileok (spec könyvtár tipusok: fénykép album, videó album, link jegyzék)</text:p>
      <text:p text:style-name="Text_20_body"/>
      <text:p text:style-name="P1">A projekt a közösség által kitüzött cél megvalósítására irányuló tevékenységek szervezési modellje. A projektek hiarechikus fa szerkezetbe rendezettek (tehát alprojektek is tartozhatnak hozzá), ezen kívül címkékkel is elláthatóak. Minden projektnek lehetnek tisztségei, tagjai, tisztségviselői. Minden projekthez tartozik egy blog, üzenőfal. Tartozhatnak hozzá szavazások, dokumentumok, témakörök. Bonyolultabb projekt esetén akár belső szervezeti felépítése is lehet; ez esetben szervezetek tartozhatnak hozzá.</text:p>
      <text:p text:style-name="Text_20_body"><text:tab/></text:p>
      <text:p text:style-name="Text_20_body">Témakörök</text:p>
      <text:p text:style-name="Text_20_body"><text:tab/>Témakörök</text:p>
      <text:p text:style-name="Text_20_body"><text:soft-page-break/><text:tab/>Tagok</text:p>
      <text:p text:style-name="Text_20_body"><text:tab/>Erőforrások</text:p>
      <text:p text:style-name="Text_20_body"><text:tab/>Cimkék</text:p>
      <text:p text:style-name="Text_20_body"><text:tab/>Blog</text:p>
      <text:p text:style-name="Text_20_body"><text:tab/>Üzenőfal</text:p>
      <text:p text:style-name="Text_20_body"><text:tab/>Szavazások</text:p>
      <text:p text:style-name="Text_20_body"><text:tab/>Események</text:p>
      <text:p text:style-name="Text_20_body"><text:tab/>Müveleti sorrendek</text:p>
      <text:p text:style-name="Text_20_body"><text:tab/>Feladatok</text:p>
      <text:p text:style-name="Text_20_body"><text:tab/>Dokumentumok, fileok (spec könyvtár tipusok: fénykép album, videó album, link jegyzék)</text:p>
      <text:p text:style-name="P1">A témakör egy szervezet vagy egy projekt tevékenységének belső csoportosítására szolgál. A témakörök hiarerchikus fa szerkezetbe rendezhetőek. Minden témakörnek vannak tagjai. Tartozik hozzá blog, üzenőfal, tartozhatnak hozzá szavazások, dokumentumok fájlok.</text:p>
      <text:p text:style-name="Text_20_body"/>
      <text:p text:style-name="Text_20_body">Tisztségek</text:p>
      <text:p text:style-name="P1">Ez egy törzsadat jellegű információ; az adott szervezet vagy projekt működési rendje szerinti tisztségek felsorolása.Tehát itt nem az van megadva, hogy ki látja el az adott tisztséget hanem csak az, hogy létezike ez a tisztség.</text:p>
      <text:p text:style-name="Text_20_body">Tagok</text:p>
      <text:p text:style-name="P1">Egy szervezeti egység,projekt vagy témakörben résztvevő tagok nyilvántartása</text:p>
      <text:p text:style-name="P5">Erőforrások</text:p>
      <text:p text:style-name="P2">A szervezet, projekt vagy témakör rendelkezésére álló erőforrások. Megadott szabályok szerint az alsóbb szintek erőforrásai a felsőbb szintekből kerülhetnek allokálásra. Hivatkozhat projekt azonositóra (mint elkészült, felhasználható termékre)</text:p>
      <text:p text:style-name="Text_20_body">Tisztségviselők</text:p>
      <text:p text:style-name="P1">Egy adott szervezet, projekt vagy témakör tisztségeit betöltő tagok nyilvántartása</text:p>
      <text:p text:style-name="Text_20_body">Cimkék</text:p>
      <text:p text:style-name="P1">A szervezetek, projektek, témakörök keresését támogató kulcsszavak.</text:p>
      <text:p text:style-name="Text_20_body">Blog</text:p>
      <text:p text:style-name="P1">Egy szervezet, projekt vagy témakör történetét dokumentáló napló, részben automatikusan készül, de kézzel is lehet bejegyzéseket írni, komentelhető.</text:p>
      <text:p text:style-name="Text_20_body">Üzenőfal</text:p>
      <text:p text:style-name="P1">A szervezet, projekt vagy témakör Facebook szerü üzenőfala, kommentelhető.</text:p>
      <text:p text:style-name="Text_20_body">Szavazások</text:p>
      <text:p text:style-name="P1">A szervezet, projekt vagy témakör szavazási rendszere. (eldöntendő kérdések, szelektálásos szavazás, borda renszerü szavazás, likvid demokrácia)</text:p>
      <text:p text:style-name="Text_20_body">Dokumentumok, fileok</text:p>
      <text:p text:style-name="P1">A szervezet, projekt, témakör dokumentáció, fájl tárolója. Belső könyvtárszerkezet <text:soft-page-break/>alakitható ki, cimkézhető, kommentelhető, értékelhető. On-line csoportmunka támogatás, esemény napló, verzió kezelés. Kereshetőség, keresés több dokumentumtárban is)</text:p>
      <text:p text:style-name="P1"/>
      <text:p text:style-name="P4">Müveleti sorrendek</text:p>
      <text:p text:style-name="P1">Az adott projekt, témakör munkáí során előforduló tipikus munkalépések felsorolása, alternativ sorrendeket (elágazásokat) is tartalmazhat. Megadhatok a müvelet elvégzéséhez szükséges erőforrások is.</text:p>
      <text:p text:style-name="P4">Feladatok</text:p>
      <text:p text:style-name="P1">Konkrét elvégzendő feladat, mennyiségekkel, felelősökkel, határidőkkel.</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9-17T07:28:28.63</meta:creation-date>
    <meta:generator>OpenOffice.org/3.3$Win32 OpenOffice.org_project/330m20$Build-9567</meta:generator>
    <dc:date>2013-10-10T14:06:47.71</dc:date>
    <meta:editing-duration>PT1H17M42S</meta:editing-duration>
    <meta:editing-cycles>4</meta:editing-cycles>
    <meta:document-statistic meta:table-count="0" meta:image-count="0" meta:object-count="0" meta:page-count="4" meta:paragraph-count="80" meta:word-count="670" meta:character-count="5795"/>
  </office:meta>
</office:document-meta>
</file>